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 mono" svg:font-family="'Liberations mono'"/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text-properties style:font-name="Liberation Serif" fo:font-weight="normal" style:font-weight-asian="normal" style:font-weight-complex="normal"/>
    </style:style>
    <style:style style:name="P6" style:family="paragraph" style:parent-style-name="Standard" style:list-style-name="L3">
      <style:text-properties style:font-name="Liberation Serif" fo:font-weight="normal" style:font-weight-asian="normal" style:font-weight-complex="normal"/>
    </style:style>
    <style:style style:name="P7" style:family="paragraph" style:parent-style-name="Standard" style:list-style-name="L4">
      <style:text-properties style:font-name="Liberation Serif" fo:font-weight="normal" style:font-weight-asian="normal" style:font-weight-complex="normal"/>
    </style:style>
    <style:style style:name="P8" style:family="paragraph" style:parent-style-name="Standard" style:list-style-name="L5">
      <style:text-properties style:font-name="Liberation Serif" fo:font-weight="normal" style:font-weight-asian="normal" style:font-weight-complex="normal"/>
    </style:style>
    <style:style style:name="P9" style:family="paragraph" style:parent-style-name="Standard" style:list-style-name="L6">
      <style:text-properties style:font-name="Liberation Serif" fo:font-weight="normal" style:font-weight-asian="normal" style:font-weight-complex="normal"/>
    </style:style>
    <style:style style:name="P10" style:family="paragraph" style:parent-style-name="Standard" style:list-style-name="L7">
      <style:text-properties style:font-name="Liberation Serif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normal" style:font-weight-asian="normal" style:font-weight-complex="normal"/>
    </style:style>
    <style:style style:name="P12" style:family="paragraph" style:parent-style-name="Standard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Mono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Mono"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weight="bold" style:font-weight-asian="bold" style:font-weight-complex="bold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s mono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art 1: Getting comfortable with the shell</text:p>
      <text:p text:style-name="Standard"/>
      <text:p text:style-name="Standard">The shell is a program which is your commandline interface to the system (similar to cmd in Windows). <text:s/></text:p>
      <text:p text:style-name="Standard"/>
      <text:p text:style-name="Standard">There are several shells, but the most common one used in Linux is bash, or Bourne Again Shell, named as the successor to the Bourne Shell (<text:span text:style-name="T5">sh</text:span>), which was written by a guy named Stephen Bourne.</text:p>
      <text:p text:style-name="Standard"/>
      <text:p text:style-name="Standard">Logging in to your VM</text:p>
      <text:p text:style-name="Standard"/>
      <text:p text:style-name="Standard"><text:s/><text:tab/><text:tab/><text:span text:style-name="T2"># ssh root@[IP ADDRESS]</text:span> </text:p>
      <text:p text:style-name="Standard"/>
      <text:p text:style-name="Standard"><text:tab/><text:tab/>(or use Putty)</text:p>
      <text:p text:style-name="Standard"/>
      <text:p text:style-name="Standard">“<text:span text:style-name="T5">root</text:span>” is the standard name of the administrative user.</text:p>
      <text:p text:style-name="Standard"/>
      <text:p text:style-name="Standard">Enter password</text:p>
      <text:p text:style-name="Standard"/>
      <text:p text:style-name="Standard">First, change your password.</text:p>
      <text:p text:style-name="Standard"/>
      <text:p text:style-name="Standard"><text:tab/><text:tab/><text:span text:style-name="T2"># passwd</text:span></text:p>
      <text:p text:style-name="Standard"/>
      <text:p text:style-name="Standard">Now we’ll do a little exploration. <text:s/>This might be a good place to point out </text:p>
      <text:p text:style-name="Standard"/>
      <text:p text:style-name="Standard"><text:tab/><text:tab/><text:span text:style-name="T2"># pwd</text:span></text:p>
      <text:p text:style-name="Standard"/>
      <text:p text:style-name="Standard">“Present working directory”. Returns the directory you (your shell process) are currently “in”. <text:s/></text:p>
      <text:p text:style-name="Standard"/>
      <text:p text:style-name="Standard">Linux and Unix filesystems have a tree-like directory structure, with levels, or branches. <text:s/></text:p>
      <text:p text:style-name="Standard"/>
      <text:p text:style-name="Standard">These levels are represented as being separated by the foward slash character “<text:span text:style-name="T5">/</text:span>”.</text:p>
      <text:p text:style-name="Standard"/>
      <text:p text:style-name="Standard"><text:tab/><text:tab/><text:span text:style-name="T6"># ls</text:span></text:p>
      <text:p text:style-name="Standard"/>
      <text:p text:style-name="Standard">This command lists the contents of a directory, (also known as a folder). Similar to DIR in Windows</text:p>
      <text:p text:style-name="Standard"/>
      <text:p text:style-name="Standard"><text:tab/><text:tab/><text:span text:style-name="T2"># cd bin/</text:span></text:p>
      <text:p text:style-name="Standard"/>
      <text:p text:style-name="Standard">“Change directory” to “<text:span text:style-name="T2">bin</text:span>/” (relative path).</text:p>
      <text:p text:style-name="Standard"/>
      <text:p text:style-name="Standard"><text:tab/><text:tab/><text:span text:style-name="T2"># pwd<text:tab/><text:tab/></text:span></text:p>
      <text:p text:style-name="P14"><text:tab/><text:tab/># ls</text:p>
      <text:p text:style-name="Standard"/>
      <text:p text:style-name="Standard">There are some files in here. <text:s/>Let’s get some more information about them, by passing options to the <text:span text:style-name="T2">ls</text:span> command:</text:p>
      <text:p text:style-name="Standard"/>
      <text:p text:style-name="Standard"><text:tab/><text:tab/><text:span text:style-name="T2"># ls -l</text:span></text:p>
      <text:p text:style-name="Standard"/>
      <text:p text:style-name="Standard"><text:soft-page-break/>the <text:span text:style-name="T2">-l</text:span> argument gives us a “long” listing format. <text:s/>Now we see the following:</text:p>
      <text:p text:style-name="Standard"/>
      <text:p text:style-name="P1"><text:tab/><text:span text:style-name="T2">[root@linux-class2 bin]# ls -l</text:span></text:p>
      <text:p text:style-name="P14"><text:tab/>total 8</text:p>
      <text:p text:style-name="P14"><text:tab/>-rwxr-xr-x 1 root root <text:s/>69 Mar 13 15:46 script1.sh</text:p>
      <text:p text:style-name="P14"><text:tab/>-rwxr-xr-x 1 root root 158 Mar 13 15:46 script2.sh</text:p>
      <text:p text:style-name="P3"/>
      <text:p text:style-name="P3">This tells us more about the files, giving us information about permissions, hard link count, ownership, modified date/time, and file name. <text:s/>We’ll get to what these things mean later.</text:p>
      <text:p text:style-name="P3"/>
      <text:p text:style-name="P3"><text:tab/><text:tab/><text:span text:style-name="T2"># ls -a</text:span></text:p>
      <text:p text:style-name="P3"/>
      <text:p text:style-name="P3">The <text:span text:style-name="T5">-a</text:span> flag instructs ls not to ignore entries starting with “.”. <text:s/></text:p>
      <text:p text:style-name="P3"/>
      <text:p text:style-name="P3">These are special directory entries that stand for the current working directory, “.”, and the directory “one level up”, “..”.</text:p>
      <text:p text:style-name="P3"/>
      <text:p text:style-name="P14"><text:tab/><text:tab/># pwd</text:p>
      <text:p text:style-name="P14"><text:tab/><text:tab/># cd .</text:p>
      <text:p text:style-name="P14"><text:tab/><text:tab/># pwd</text:p>
      <text:p text:style-name="P3"/>
      <text:p text:style-name="P3">The directory didn’t change.</text:p>
      <text:p text:style-name="P3"/>
      <text:p text:style-name="P14"><text:tab/><text:tab/># pwd</text:p>
      <text:p text:style-name="P14"><text:tab/><text:tab/># cd ..</text:p>
      <text:p text:style-name="P3"/>
      <text:p text:style-name="P3">We (our current working directory) moved “one level up” the hierachy.</text:p>
      <text:p text:style-name="P3"/>
      <text:p text:style-name="P3"><text:tab/><text:tab/><text:span text:style-name="T2"># ls *.txt</text:span></text:p>
      <text:p text:style-name="P3"/>
      <text:p text:style-name="P3">* is a wildcard character. Any file ending with .txt will be listed.</text:p>
      <text:p text:style-name="P3"/>
      <text:p text:style-name="P3"><text:s text:c="12"/><text:tab/><text:span text:style-name="T2"># cd etc</text:span></text:p>
      <text:p text:style-name="P14"><text:tab/><text:tab/># cd /etc </text:p>
      <text:p text:style-name="P3"/>
      <text:p text:style-name="P3">Because it has a preceding slash, <text:span text:style-name="T2">/etc</text:span> is an absolute path.</text:p>
      <text:p text:style-name="P3"/>
      <text:p text:style-name="P3">By the way... how can we find which options a command takes?</text:p>
      <text:p text:style-name="P3"/>
      <text:p text:style-name="P3"><text:tab/><text:tab/><text:span text:style-name="T2"># ls –help</text:span></text:p>
      <text:p text:style-name="P3"/>
      <text:p text:style-name="P3">Many commands take <text:span text:style-name="T2">–-help</text:span> or <text:span text:style-name="T2">-h</text:span>.</text:p>
      <text:p text:style-name="P3"/>
      <text:p text:style-name="P3"><text:tab/><text:tab/><text:span text:style-name="T2"># man ls</text:span></text:p>
      <text:p text:style-name="P3"/>
      <text:p text:style-name="P3">Shows you the “man page”, short for “manual page”, a standard document format. <text:s/>Most commands have man pages, when in doubt, consult them.</text:p>
      <text:p text:style-name="P3"/>
      <text:p text:style-name="P4"><text:soft-page-break/>To get out of “man” type “q”.</text:p>
      <text:p text:style-name="P5"/>
      <text:p text:style-name="P5">Let’s go back to your home directory.</text:p>
      <text:p text:style-name="P5"/>
      <text:p text:style-name="P5"><text:tab/><text:tab/><text:span text:style-name="T2"># cd</text:span></text:p>
      <text:p text:style-name="P5"/>
      <text:p text:style-name="P5"><text:span text:style-name="T2">cd</text:span> with no arguments will take you there. </text:p>
      <text:p text:style-name="P5"/>
      <text:p text:style-name="P5">Spend some time exploring the operating system with cd.</text:p>
      <text:p text:style-name="P5"/>
      <text:p text:style-name="P5"/>
      <text:p text:style-name="P12">Part 2: Working with files</text:p>
      <text:p text:style-name="P5"/>
      <text:p text:style-name="P5">There is a file in your home directory called <text:span text:style-name="T2">file1.txt</text:span><text:span text:style-name="T5">.</text:span></text:p>
      <text:p text:style-name="P5"/>
      <text:p text:style-name="P5"><text:tab/><text:tab/><text:span text:style-name="T2"># cat file1.txt</text:span></text:p>
      <text:p text:style-name="P5"/>
      <text:p text:style-name="P5"><text:span text:style-name="T2">cat</text:span> will print the contents of the file to the screen. <text:s/>It’s short for “concatenate”, for reasons we’ll get into.</text:p>
      <text:p text:style-name="P5"/>
      <text:p text:style-name="P5"><text:tab/><text:tab/><text:span text:style-name="T2"># nano file1.txt</text:span></text:p>
      <text:p text:style-name="P5"/>
      <text:p text:style-name="P5"><text:span text:style-name="T2">nano</text:span> is a friendly text editor with onscreen help.</text:p>
      <text:p text:style-name="P5"/>
      <text:p text:style-name="P5">We guessed that <text:span text:style-name="T1">file1.txt</text:span> was a text file because the extension ends with “.txt”. <text:s/>However, unlike some historical operating systems the file name is arbitrary.</text:p>
      <text:p text:style-name="P5"/>
      <text:p text:style-name="P5"><text:tab/><text:tab/><text:span text:style-name="T2"># file file1.txt</text:span></text:p>
      <text:p text:style-name="P5"/>
      <text:p text:style-name="P5">Returns some reliable information about what format the file is.</text:p>
      <text:p text:style-name="P5"/>
      <text:p text:style-name="P14"><text:tab/><text:tab/># cp file1.txt file2.txt</text:p>
      <text:p text:style-name="P14"><text:tab/><text:tab/># ls </text:p>
      <text:p text:style-name="P14"><text:tab/><text:tab/># cat file2.txt</text:p>
      <text:p text:style-name="P5"/>
      <text:p text:style-name="P5"><text:span text:style-name="T2">cp</text:span> (copy) copies one file to another. <text:s/>It takes two arguments (as well as options), the name of the file to be copied, and the new filename.</text:p>
      <text:p text:style-name="P5"/>
      <text:p text:style-name="P5"><text:tab/><text:tab/><text:span text:style-name="T2"># mv file2.txt file3.txt</text:span></text:p>
      <text:p text:style-name="P5"/>
      <text:p text:style-name="P5"><text:span text:style-name="T2">mv</text:span> (move) moves, or renames a file.</text:p>
      <text:p text:style-name="P5"/>
      <text:p text:style-name="P5"><text:tab/><text:tab/><text:span text:style-name="T2"># ls -la</text:span></text:p>
      <text:p text:style-name="P5"/>
      <text:p text:style-name="P5">The first column represents the permissions on <text:span text:style-name="T1">file1.txt</text:span>. <text:s/>The three main permissions are read, write, and execute. <text:s/>Let’s interpret this by dividing it up:</text:p>
      <text:p text:style-name="P5"/>
      <text:p text:style-name="P15"><text:soft-page-break/>-rw-r—r-- <text:s/>=&gt; “-”, “rw-”, “r--”.</text:p>
      <text:p text:style-name="P5"/>
      <text:p text:style-name="P5">The first “-” tells us this is a normal file. <text:s/>Then we have three sets of three characters. <text:s/>From left to right, these represent the permissions for different classes of user: owner of the file (root), the group owner (root), and all other users.</text:p>
      <text:p text:style-name="P5"/>
      <text:p text:style-name="P5">The permissions on a file are also known as the “mode”.</text:p>
      <text:p text:style-name="P5"/>
      <text:p text:style-name="P5"><text:span text:style-name="T2">file1.txt</text:span> is:</text:p>
      <text:p text:style-name="P5"/>
      <text:p text:style-name="P5"/>
      <text:list xml:id="list1817296806" text:style-name="L3">
        <text:list-item>
          <text:p text:style-name="P6">readable and writeable by root (<text:span text:style-name="T2">rw-</text:span>)</text:p>
        </text:list-item>
        <text:list-item>
          <text:p text:style-name="P6">readable by the root group (<text:span text:style-name="T2">r--</text:span>)</text:p>
        </text:list-item>
        <text:list-item>
          <text:p text:style-name="P6">readable by all other users (<text:span text:style-name="T2">r--</text:span>)</text:p>
        </text:list-item>
      </text:list>
      <text:p text:style-name="P5"/>
      <text:p text:style-name="P5">Let’s look at the permissions on another file.</text:p>
      <text:p text:style-name="P5"/>
      <text:p text:style-name="P14"><text:tab/><text:tab/># cd bin</text:p>
      <text:p text:style-name="P14"><text:tab/><text:tab/># ls -l script1.sh</text:p>
      <text:p text:style-name="P5"/>
      <text:p text:style-name="P16">-rwxr-xr-x</text:p>
      <text:p text:style-name="P5"/>
      <text:p text:style-name="P5">The first “<text:span text:style-name="T5">-</text:span>” tells us this is a regular file. <text:s/></text:p>
      <text:p text:style-name="P5"/>
      <text:p text:style-name="P5"><text:span text:style-name="T1">script1.sh</text:span> is:</text:p>
      <text:p text:style-name="P5"/>
      <text:list xml:id="list547192180" text:style-name="L4">
        <text:list-item>
          <text:p text:style-name="P7">readable, writeable, and executable by root (<text:span text:style-name="T2">rwx</text:span>)</text:p>
        </text:list-item>
        <text:list-item>
          <text:p text:style-name="P7">readable and executable by the root group, (<text:span text:style-name="T2">r-x</text:span>)</text:p>
        </text:list-item>
        <text:list-item>
          <text:p text:style-name="P7">readable and executable by all other users (<text:span text:style-name="T2">r-x</text:span>)</text:p>
        </text:list-item>
      </text:list>
      <text:p text:style-name="P5"/>
      <text:p text:style-name="P5">“excutable” means we can run this file as a program.</text:p>
      <text:p text:style-name="P5"/>
      <text:p text:style-name="P5"><text:tab/><text:tab/><text:span text:style-name="T2"># ./script1.sh</text:span></text:p>
      <text:p text:style-name="P5"/>
      <text:p text:style-name="P5">How do we interpret the permissions on script2.sh?</text:p>
      <text:p text:style-name="P5"/>
      <text:p text:style-name="P5"><text:tab/><text:tab/><text:span text:style-name="T2"># ./script2.sh</text:span></text:p>
      <text:p text:style-name="P5"/>
      <text:p text:style-name="P5">To make this file executable, we use the <text:span text:style-name="T2">chmod</text:span> (change mode) command. <text:s/></text:p>
      <text:p text:style-name="P5"/>
      <text:p text:style-name="P5"><text:s text:c="14"/><text:span text:style-name="T2"># man chmod</text:span></text:p>
      <text:p text:style-name="P5"/>
      <text:p text:style-name="P5">The syntax for this command is <text:span text:style-name="T2">chmod [filename] [permissions]</text:span></text:p>
      <text:p text:style-name="P5"/>
      <text:p text:style-name="P5">We’ll make script2.sh executable</text:p>
      <text:p text:style-name="P5"/>
      <text:p text:style-name="P5"><text:tab/><text:tab/><text:span text:style-name="T2"># chmod a+x script2.sh</text:span></text:p>
      <text:p text:style-name="P5"><text:soft-page-break/><text:tab/><text:tab/><text:span text:style-name="T2"># ls -l script2.sh</text:span></text:p>
      <text:p text:style-name="P14"><text:tab/><text:tab/># ./script2.sh</text:p>
      <text:p text:style-name="P5"/>
      <text:p text:style-name="P5">This adds executable rights to all users.</text:p>
      <text:p text:style-name="P5"/>
      <text:p text:style-name="P4">Note about directories:</text:p>
      <text:p text:style-name="P5"/>
      <text:p text:style-name="P5">Conceptually, a directory can be thought of as a folder containing files, or other folders. <text:s/></text:p>
      <text:p text:style-name="P5"/>
      <text:p text:style-name="P5">But a directory is really a special type of file that contains a list of files, and their respective inode numbers (inodes are the physical location of files on disk). <text:s/>In this sense they map names to numbers, (like a phone directory) .</text:p>
      <text:p text:style-name="P5"/>
      <text:p text:style-name="P5"><text:tab/><text:tab/><text:span text:style-name="T2"># cd</text:span></text:p>
      <text:p text:style-name="P14"><text:tab/><text:tab/># ls -l</text:p>
      <text:p text:style-name="P11"><text:span text:style-name="T2"><text:tab/><text:tab/>drwxr-xr-x 2 root root 4096 Mar 13 15:46 bin</text:span></text:p>
      <text:p text:style-name="P5"/>
      <text:p text:style-name="P5">The <text:span text:style-name="T2">d</text:span> on the left indicates this is a special type of file (a directory). <text:s/>The <text:span text:style-name="T2">r</text:span> and <text:span text:style-name="T2">w</text:span> permissions stand for <text:s/>similar things as they do for regular files. </text:p>
      <text:p text:style-name="P5"/>
      <text:list xml:id="list1821237945" text:style-name="L6">
        <text:list-item>
          <text:p text:style-name="P9">To list files in a directory requires read permission on the directory</text:p>
        </text:list-item>
        <text:list-item>
          <text:p text:style-name="P9">To delete, add or rename a file in a directory requires write permission</text:p>
        </text:list-item>
        <text:list-item>
          <text:p text:style-name="P9">A directory can’t be a program. <text:s/>Execute permission allows a user to <text:span text:style-name="T2">cd</text:span> into the directory. It’s also known as <text:span text:style-name="T7">search</text:span> permission because it allows you to access the a file itself (the inode, which in this case contains a list of files and their inodes) by name.</text:p>
        </text:list-item>
      </text:list>
      <text:p text:style-name="P5"/>
      <text:p text:style-name="P12">Part 3: Quick look at Scripting</text:p>
      <text:p text:style-name="P5"/>
      <text:p text:style-name="P5">Let’s look inside the files we’ve been running.</text:p>
      <text:p text:style-name="P5"/>
      <text:p text:style-name="P5"><text:tab/><text:tab/><text:span text:style-name="T2"># cd ~/bin</text:span></text:p>
      <text:p text:style-name="P5"/>
      <text:p text:style-name="P5">The tilde (<text:span text:style-name="T2">~</text:span>) is shorthand for the absolute path to your user’s home directory.</text:p>
      <text:p text:style-name="P5"/>
      <text:p text:style-name="P5"><text:tab/><text:tab/><text:span text:style-name="T2"># cat script1.sh</text:span></text:p>
      <text:p text:style-name="P5"/>
      <text:p text:style-name="P5">The <text:span text:style-name="T2">#!</text:span>, known as an <text:span text:style-name="T7">interpreter line</text:span>, <text:span text:style-name="T7">hashbang</text:span> or <text:span text:style-name="T7">shebang</text:span>, tells the OS which program to use to interpret, or run, the file, by providing the absolute path to the program. In this case the program is <text:span text:style-name="T2">bash</text:span>, but it could be <text:span text:style-name="T2">python</text:span>, <text:span text:style-name="T2">perl</text:span>, another shell or any interpreted language. </text:p>
      <text:p text:style-name="P5"/>
      <text:p text:style-name="P5">In this case, everything below the <text:span text:style-name="T7">shebang</text:span> will be run as if it was typed into a an interactive terminal running bash.</text:p>
      <text:p text:style-name="P5"/>
      <text:p text:style-name="P5">As is the case with many programming languages, lines starting with <text:span text:style-name="T2">#</text:span> are ignored.</text:p>
      <text:p text:style-name="P5"/>
      <text:p text:style-name="P5">Bash scripts can also contain variables.</text:p>
      <text:p text:style-name="P5"/>
      <text:p text:style-name="P5"><text:soft-page-break/><text:tab/><text:tab/><text:span text:style-name="T2"># cat script2.sh</text:span></text:p>
      <text:p text:style-name="P5"/>
      <text:p text:style-name="P5">Variables are assigned with the equals sign, with no spaces.</text:p>
      <text:p text:style-name="P5"/>
      <text:p text:style-name="P5">They are accessed by preceding the variable name with $.</text:p>
      <text:p text:style-name="P5"/>
      <text:p text:style-name="P5">Bash also has flow control, conditionals, etc like other programming languages, but we’ll get to that at a later stage.</text:p>
      <text:p text:style-name="P5"/>
      <text:p text:style-name="P13">Part 4: variables and the “environment”</text:p>
      <text:p text:style-name="P5"/>
      <text:p text:style-name="P5">Indeed, the bash session you’re running has several variables set. <text:s/>These are known as environment variables.</text:p>
      <text:p text:style-name="P5"/>
      <text:p text:style-name="P14"><text:tab/><text:tab/># echo $HOME</text:p>
      <text:p text:style-name="P14"><text:tab/><text:tab/># echo $PWD</text:p>
      <text:p text:style-name="P14"><text:tab/><text:tab/># echo $SSH_CLIENT</text:p>
      <text:p text:style-name="P14"><text:tab/><text:tab/># echo $PATH</text:p>
      <text:p text:style-name="P5"/>
      <text:p text:style-name="P5">Let’s look at <text:span text:style-name="T2">$PATH</text:span>.</text:p>
      <text:p text:style-name="P5"/>
      <text:p text:style-name="P5">All the commands we’ve been using so far are actually executable files on the file system.</text:p>
      <text:p text:style-name="P5"/>
      <text:p text:style-name="P5">Why can we run some programs on the commandline by referencing them by name, while others (like the two scripts we’ve been working with in <text:span text:style-name="T1">~/bin</text:span>, we must call them the directory they live in, (or by their absolute path)?</text:p>
      <text:p text:style-name="P5"/>
      <text:p text:style-name="P14"><text:s/><text:tab/><text:tab/># cd</text:p>
      <text:p text:style-name="P14"><text:tab/><text:tab/># /bin/ls</text:p>
      <text:p text:style-name="P14"><text:tab/><text:tab/># ls</text:p>
      <text:p text:style-name="P14"><text:tab/><text:tab/># script1.sh</text:p>
      <text:p text:style-name="P5"/>
      <text:p text:style-name="P5">The <text:span text:style-name="T2">$PATH</text:span> environment variable is a list of directory names separated by colon characters. When you type in a command name, the system searches through the <text:span text:style-name="T2">$PATH</text:span> entires from left to right, looking for a file name that matches the command name.</text:p>
      <text:p text:style-name="P5"/>
      <text:p text:style-name="P5">In this case, the system found a file called <text:span text:style-name="T1">ls</text:span> in <text:span text:style-name="T1">/bin</text:span>, and so we ran it.</text:p>
      <text:p text:style-name="P5"/>
      <text:p text:style-name="P14"><text:tab/><text:tab/># PATH=~/bin:$PATH</text:p>
      <text:p text:style-name="P14"><text:s/><text:tab/><text:tab/># echo $PATH</text:p>
      <text:p text:style-name="P14"><text:tab/><text:tab/># cd</text:p>
      <text:p text:style-name="P14"><text:tab/><text:tab/># script2.sh</text:p>
      <text:p text:style-name="P5"/>
      <text:p text:style-name="P5">Now, <text:span text:style-name="T1">/root/bin </text:span>(the tilde is short for the home directory, which for root is <text:span text:style-name="T1">/root</text:span>) is in the path, we can access the executables in that dir regardless of our present working directory.</text:p>
      <text:p text:style-name="P5"/>
      <text:p text:style-name="P5"><text:tab/><text:tab/><text:span text:style-name="T2"># set</text:span></text:p>
      <text:p text:style-name="P5"/>
      <text:p text:style-name="P5"><text:soft-page-break/>Shows all the current shell variables.</text:p>
      <text:p text:style-name="P5"/>
      <text:p text:style-name="P12">Part 4: User management</text:p>
      <text:p text:style-name="P5"/>
      <text:p text:style-name="P5"><text:tab/><text:tab/><text:span text:style-name="T2"># id</text:span></text:p>
      <text:p text:style-name="P5"/>
      <text:p text:style-name="P5">You are logged into your VM as root, which is the administrative user on a system and the one with full privileges. <text:s/>Typically you want to be root only for administrative tasks, so create a user for yourself.</text:p>
      <text:p text:style-name="P5"/>
      <text:p text:style-name="P14"><text:tab/><text:tab/># adduser [username]</text:p>
      <text:p text:style-name="P14"><text:tab/><text:tab/># su – [username]</text:p>
      <text:p text:style-name="P14"/>
      <text:p text:style-name="P5">adduser creates the specified user with default settings. <text:s/><text:span text:style-name="T2">su – [username]</text:span> (switch/substitute user) changes your effective user id to that of [username].</text:p>
      <text:p text:style-name="P5"/>
      <text:p text:style-name="P5"><text:tab/><text:tab/><text:span text:style-name="T2"># passwd [username]</text:span></text:p>
      <text:p text:style-name="P5"/>
      <text:p text:style-name="P5">Give your new user a password.</text:p>
      <text:p text:style-name="P5"/>
      <text:p text:style-name="P14"><text:tab/><text:tab/># id</text:p>
      <text:p text:style-name="P14"><text:tab/><text:tab/># cat /etc/passwd</text:p>
      <text:p text:style-name="P5"/>
      <text:p text:style-name="P5">User accounts are tracked in a file called <text:span text:style-name="T1">/etc/passwd</text:span>. <text:s/>Information is in the following fields:</text:p>
      <text:p text:style-name="P5"/>
      <text:list xml:id="list1407077640" text:style-name="L7">
        <text:list-item>
          <text:p text:style-name="P10">user name</text:p>
        </text:list-item>
        <text:list-item>
          <text:p text:style-name="P10">formerly a password hash was stored here, on modern systems this is stored in /etc/shadow because /etc/passwd must be world-readable.</text:p>
        </text:list-item>
        <text:list-item>
          <text:p text:style-name="P10">UID, a numerical identifier</text:p>
        </text:list-item>
        <text:list-item>
          <text:p text:style-name="P10">GID, numerical identifier of the user’s default group</text:p>
        </text:list-item>
        <text:list-item>
          <text:p text:style-name="P10">A comment field, can contain a user’s real name</text:p>
        </text:list-item>
        <text:list-item>
          <text:p text:style-name="P10">The user’s home directory</text:p>
        </text:list-item>
        <text:list-item>
          <text:p text:style-name="P10">The user’s default shell</text:p>
          <text:p text:style-name="P10"/>
        </text:list-item>
      </text:list>
      <text:p text:style-name="P5">Let’s take a moment to look at the file system hierachy. </text:p>
      <text:p text:style-name="P5"/>
      <text:p text:style-name="P14"><text:tab/><text:tab/># cd /etc</text:p>
      <text:p text:style-name="P14"><text:tab/><text:tab/># ls</text:p>
      <text:p text:style-name="P5"/>
      <text:p text:style-name="P5">/etc/ is the standard location for system configuration files. <text:s/>The passwd and shadow files are stored there, as well as configuration files for various utilities and system stuff.</text:p>
      <text:p text:style-name="P5"/>
      <text:p text:style-name="P5"><text:tab/><text:tab/><text:span text:style-name="T2"># exit</text:span></text:p>
      <text:p text:style-name="P5"/>
      <text:p text:style-name="P5">Now we’re root again, because when we used su, we launched a “child” shell. We don’t want to do things as root all the time, so we’ll use a program called sudo, which is configured in /etc/sudoers.</text:p>
      <text:p text:style-name="P5"/>
      <text:p text:style-name="P5"><text:tab/><text:tab/><text:span text:style-name="T2"># nano /etc/sudoers</text:span></text:p>
      <text:p text:style-name="P5"/>
      <text:p text:style-name="P5"><text:soft-page-break/>This is the standard default sudoers file, which contains examples.</text:p>
      <text:p text:style-name="P5"/>
      <text:p text:style-name="P14">## Allows people in group wheel to run all commands</text:p>
      <text:p text:style-name="P14"># %wheel<text:tab/>ALL=(ALL)<text:tab/>ALL</text:p>
      <text:p text:style-name="P5"/>
      <text:p text:style-name="P5">Like many programming languages, generally a hash AKA number sign at the beginning of a line indicates a comment. Deleting the # on the line above will <text:span text:style-name="T7">uncomment</text:span> it, ie make it effective.</text:p>
      <text:p text:style-name="P5"/>
      <text:p text:style-name="P5">With this line uncommented, users in group‘<text:span text:style-name="T7">wheel</text:span> will have access rights via <text:span text:style-name="T4">sudo</text:span>. Save and exit.</text:p>
      <text:p text:style-name="P5"/>
      <text:p text:style-name="P14"><text:tab/><text:tab/># usermod -G wheel,[primary group] [username]</text:p>
      <text:p text:style-name="P14"><text:tab/><text:tab/># groups [username]</text:p>
      <text:p text:style-name="P5"/>
      <text:p text:style-name="P5">Now you’re in group wheel, and have access to sudo.</text:p>
      <text:p text:style-name="P5"/>
      <text:p text:style-name="P5"><text:tab/><text:tab/><text:span text:style-name="T2"># exit</text:span></text:p>
      <text:p text:style-name="P5"/>
      <text:p text:style-name="P5">Log in again as your regular user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about changing file permissions</text:p>
      <text:p text:style-name="P5"><text:soft-page-break/></text:p>
      <text:p text:style-name="P5">There’s a lazy way, and a so-called elegant way.</text:p>
      <text:p text:style-name="P5">First, a bit more about file permissions. <text:s/>They have numeric (octal) equivalents that represent which bits are set in the file metadata. This is why we sometimes refer to a file as having the “executable”, “read”, or “write” bits set.</text:p>
      <text:p text:style-name="P5"/>
      <text:p text:style-name="P5">Setting permissions the numerical way is known as “octal mode”</text:p>
      <text:p text:style-name="P5"/>
      <text:p text:style-name="P5">4 read (r)<text:line-break/>2 write (w)<text:line-break/>1 execute (x)</text:p>
      <text:p text:style-name="P5">The “mode” information for a file is 12 bits long, though we usually deal only with the bottom 9 bits. <text:s/>An example of those 9 bits looks like this:</text:p>
      <text:p text:style-name="P5"/>
      <text:p text:style-name="P5">111 101 100</text:p>
      <text:p text:style-name="P5"/>
      <text:p text:style-name="P5">For each bit set, we take the corresponding number:</text:p>
      <text:p text:style-name="P5"/>
      <text:p text:style-name="P5">100 = 4 = read</text:p>
      <text:p text:style-name="P5">010 = 2 = write</text:p>
      <text:p text:style-name="P5">001 = 1 = execute</text:p>
      <text:p text:style-name="P5"/>
      <text:p text:style-name="P5">And add them up.</text:p>
      <text:p text:style-name="P5"/>
      <text:p text:style-name="P5">The above example, then, comes out to 754.</text:p>
      <text:p text:style-name="P5"/>
      <text:p text:style-name="P5">To get the permissions for each user class (owner, user, group), we add up the permissions we want to grant:</text:p>
      <text:p text:style-name="P5"/>
      <text:p text:style-name="P5">7 = 4+2+1 (read/write/execute)<text:line-break/>6 = 4+2 (read/write)<text:line-break/>5 = 4+1 (read/execute)<text:line-break/>4 = 4 (read)<text:line-break/>3 = 2+1 (write/execute)<text:line-break/>2 = 2 (write)<text:line-break/>1 = 1 (execute)</text:p>
      <text:p text:style-name="P5"/>
      <text:p text:style-name="P5"><text:tab/><text:tab/># chmod 777 script2.sh</text:p>
      <text:p text:style-name="P5"/>
      <text:p text:style-name="P5">What permissions does it have now?</text:p>
      <text:p text:style-name="P5"/>
      <text:p text:style-name="P5"><text:tab/><text:tab/># chmod 740 script2.sh</text:p>
      <text:p text:style-name="P5"/>
      <text:p text:style-name="P5">How would I make this file:</text:p>
      <text:p text:style-name="P5"/>
      <text:list xml:id="list1888398346" text:style-name="L5">
        <text:list-item>
          <text:p text:style-name="P8">readable and writeable by owner, readable by group, and no permissions for other users? </text:p>
        </text:list-item>
        <text:list-item>
          <text:p text:style-name="P8">Have the permissions -rw-rw-r--</text:p>
        </text:list-item>
        <text:list-item>
          <text:p text:style-name="P8">-r-xr-x-- ?</text:p>
        </text:list-item>
      </text:list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s mono" svg:font-family="'Liberations mono'"/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0:05:42</meta:creation-date>
    <dc:date>2014-03-13T18:02:30</dc:date>
    <meta:editing-duration>PT7H26M27S</meta:editing-duration>
    <meta:editing-cycles>60</meta:editing-cycles>
    <meta:generator>LibreOffice/3.4$Unix LibreOffice_project/340m1$Build-502</meta:generator>
    <meta:document-statistic meta:table-count="0" meta:image-count="0" meta:object-count="0" meta:page-count="10" meta:paragraph-count="201" meta:word-count="1953" meta:character-count="10941" meta:non-whitespace-character-count="898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